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text-properties fo:font-size="12pt" officeooo:rsid="00198d13" officeooo:paragraph-rsid="00198d13" style:font-size-asian="12pt" style:font-size-complex="12pt"/>
    </style:style>
    <style:style style:name="P2" style:family="paragraph" style:parent-style-name="Standard">
      <style:text-properties fo:font-size="12pt" officeooo:paragraph-rsid="00198d13" style:font-size-asian="12pt" style:font-size-complex="12pt"/>
    </style:style>
    <style:style style:name="P3" style:family="paragraph" style:parent-style-name="Standard">
      <style:text-properties style:font-name="sans-serif" fo:font-size="12pt" officeooo:rsid="00198d13" officeooo:paragraph-rsid="00198d13" style:font-size-asian="12pt" style:font-size-complex="12pt"/>
    </style:style>
    <style:style style:name="P4" style:family="paragraph" style:parent-style-name="Standard">
      <style:text-properties style:font-name="sans-serif" fo:font-size="12pt" officeooo:rsid="00198d13" officeooo:paragraph-rsid="00198d13" style:font-size-asian="12pt" style:font-size-complex="12pt"/>
    </style:style>
    <style:style style:name="P5" style:family="paragraph" style:parent-style-name="Standard">
      <style:text-properties style:font-name="sans-serif" fo:font-size="15pt" fo:font-weight="bold" officeooo:rsid="00198d13" officeooo:paragraph-rsid="00198d13" style:font-size-asian="15pt" style:font-weight-asian="bold" style:font-size-complex="15pt" style:font-weight-complex="bold"/>
    </style:style>
    <style:style style:name="P6" style:family="paragraph" style:parent-style-name="Standard">
      <style:text-properties fo:font-size="12pt" officeooo:paragraph-rsid="00198d13" style:font-size-asian="12pt" style:font-size-complex="12pt"/>
    </style:style>
    <style:style style:name="P7" style:family="paragraph" style:parent-style-name="Standard">
      <style:text-properties fo:font-size="12pt" officeooo:rsid="001cb2ee" officeooo:paragraph-rsid="001cb2ee" style:font-size-asian="12pt" style:font-size-complex="12pt"/>
    </style:style>
    <style:style style:name="P8" style:family="paragraph" style:parent-style-name="Standard">
      <style:text-properties fo:font-size="12pt" officeooo:paragraph-rsid="001cb2ee" style:font-size-asian="12pt" style:font-size-complex="12pt"/>
    </style:style>
    <style:style style:name="P9" style:family="paragraph" style:parent-style-name="Standard">
      <style:text-properties fo:font-size="12pt" fo:font-weight="bold" officeooo:rsid="001cb2ee" officeooo:paragraph-rsid="001cb2ee" style:font-size-asian="12pt" style:font-weight-asian="bold" style:font-size-complex="12pt" style:font-weight-complex="bold"/>
    </style:style>
    <style:style style:name="P10" style:family="paragraph" style:parent-style-name="Standard">
      <style:text-properties fo:font-size="12pt" fo:font-weight="normal" officeooo:rsid="001cb2ee" officeooo:paragraph-rsid="001cb2ee" style:font-size-asian="12pt" style:font-weight-asian="normal" style:font-size-complex="12pt" style:font-weight-complex="normal"/>
    </style:style>
    <style:style style:name="P11" style:family="paragraph" style:parent-style-name="Standard">
      <style:text-properties officeooo:paragraph-rsid="001cb2ee"/>
    </style:style>
    <style:style style:name="P12" style:family="paragraph" style:parent-style-name="Standard">
      <style:text-properties officeooo:rsid="001cb2ee" officeooo:paragraph-rsid="001cb2ee"/>
    </style:style>
    <style:style style:name="P13" style:family="paragraph" style:parent-style-name="Standard">
      <style:text-properties fo:font-size="13pt" officeooo:paragraph-rsid="001cb2ee" style:font-size-asian="13pt" style:font-size-complex="13pt"/>
    </style:style>
    <style:style style:name="P14" style:family="paragraph" style:parent-style-name="Standard">
      <style:text-properties fo:font-size="13pt" officeooo:rsid="001cb2ee" officeooo:paragraph-rsid="001cb2ee" style:font-size-asian="13pt" style:font-size-complex="13pt"/>
    </style:style>
    <style:style style:name="P15" style:family="paragraph" style:parent-style-name="Standard">
      <style:text-properties fo:font-size="15pt" fo:font-weight="bold" officeooo:rsid="001cb2ee" officeooo:paragraph-rsid="001cb2ee" style:font-size-asian="15pt" style:font-weight-asian="bold" style:font-size-complex="15pt" style:font-weight-complex="bold"/>
    </style:style>
    <style:style style:name="P16" style:family="paragraph" style:parent-style-name="Standard">
      <style:text-properties fo:font-size="18pt" fo:font-weight="bold" officeooo:rsid="001cb2ee" officeooo:paragraph-rsid="001cb2ee" style:font-size-asian="18pt" style:font-weight-asian="bold" style:font-size-complex="18pt" style:font-weight-complex="bold"/>
    </style:style>
    <style:style style:name="P17" style:family="paragraph" style:parent-style-name="Standard">
      <style:text-properties fo:font-size="18pt" fo:font-weight="normal" officeooo:rsid="001cb2ee" officeooo:paragraph-rsid="001cb2ee" style:font-size-asian="18pt" style:font-weight-asian="normal" style:font-size-complex="18pt" style:font-weight-complex="normal"/>
    </style:style>
    <style:style style:name="P18" style:family="paragraph" style:parent-style-name="Standard">
      <style:paragraph-properties fo:break-before="page"/>
      <style:text-properties style:font-name="Liberation Serif" fo:font-size="18pt" fo:font-weight="normal" officeooo:rsid="001cb2ee" officeooo:paragraph-rsid="001cb2ee" style:font-size-asian="18pt" style:font-weight-asian="normal" style:font-size-complex="18pt" style:font-weight-complex="normal"/>
    </style:style>
    <style:style style:name="P19" style:family="paragraph" style:parent-style-name="Standard">
      <style:text-properties style:font-name="Liberation Serif" fo:font-size="18pt" fo:font-weight="normal" officeooo:rsid="001cb2ee" officeooo:paragraph-rsid="001cb2ee" style:font-size-asian="18pt" style:font-weight-asian="normal" style:font-size-complex="18pt" style:font-weight-complex="normal"/>
    </style:style>
    <style:style style:name="P20" style:family="paragraph" style:parent-style-name="Standard">
      <style:paragraph-properties style:writing-mode="lr-tb"/>
      <style:text-properties style:font-name="Liberation Serif" fo:font-size="18pt" style:font-size-asian="18pt" style:font-size-complex="18pt"/>
    </style:style>
    <style:style style:name="T1" style:family="text">
      <style:text-properties style:font-name="sans-serif"/>
    </style:style>
    <style:style style:name="T2" style:family="text">
      <style:text-properties style:font-name="sans-serif" fo:font-size="13.5pt"/>
    </style:style>
    <style:style style:name="T3" style:family="text">
      <style:text-properties style:font-name="sans-serif" officeooo:rsid="00198d13"/>
    </style:style>
    <style:style style:name="T4" style:family="text">
      <style:text-properties style:font-name="sans-serif" fo:font-size="18pt" fo:font-weight="bold" style:font-weight-asian="bold" style:font-weight-complex="bold"/>
    </style:style>
    <style:style style:name="T5" style:family="text">
      <style:text-properties style:font-name="sans-serif" fo:font-weight="bold" style:font-weight-asian="bold" style:font-weight-complex="bold"/>
    </style:style>
    <style:style style:name="T6" style:family="text">
      <style:text-properties style:font-name="sans-serif" fo:font-weight="bold" officeooo:rsid="001cb2ee" style:font-weight-asian="bold" style:font-weight-complex="bold"/>
    </style:style>
    <style:style style:name="T7" style:family="text">
      <style:text-properties style:font-name="sans-serif" fo:font-size="16pt" fo:font-weight="bold" style:font-size-asian="16pt" style:font-weight-asian="bold" style:font-size-complex="16pt" style:font-weight-complex="bold"/>
    </style:style>
    <style:style style:name="T8" style:family="text">
      <style:text-properties style:font-name="sans-serif" style:text-underline-style="solid" style:text-underline-width="auto" style:text-underline-color="font-color"/>
    </style:style>
    <style:style style:name="T9" style:family="text">
      <style:text-properties style:font-name="sans-serif" officeooo:rsid="001cb2ee"/>
    </style:style>
    <style:style style:name="T10" style:family="text">
      <style:text-properties style:font-name="sans-serif" fo:font-weight="normal" style:font-weight-asian="normal" style:font-weight-complex="normal"/>
    </style:style>
    <style:style style:name="T11" style:family="text">
      <style:text-properties style:font-name="sans-serif" fo:font-weight="normal" officeooo:rsid="001cb2ee" style:font-weight-asian="normal" style:font-weight-complex="normal"/>
    </style:style>
    <style:style style:name="T12" style:family="text">
      <style:text-properties style:font-name="sans-serif" fo:font-size="15pt" fo:font-weight="bold" style:font-size-asian="15pt" style:font-weight-asian="bold" style:font-size-complex="15pt" style:font-weight-complex="bold"/>
    </style:style>
    <style:style style:name="T13" style:family="text">
      <style:text-properties style:font-name="sans-serif" fo:font-size="15pt" fo:font-weight="bold" officeooo:rsid="001cb2ee" style:font-size-asian="15pt" style:font-weight-asian="bold" style:font-size-complex="15pt" style:font-weight-complex="bold"/>
    </style:style>
    <style:style style:name="T14" style:family="text">
      <style:text-properties style:font-name="sans-serif" fo:font-size="15pt" fo:font-weight="bold" style:font-weight-asian="bold" style:font-weight-complex="bold"/>
    </style:style>
    <style:style style:name="T15" style:family="text">
      <style:text-properties style:font-name="sans-serif" fo:font-size="15pt" style:font-size-asian="15pt" style:font-size-complex="15pt"/>
    </style:style>
    <style:style style:name="T16" style:family="text">
      <style:text-properties style:font-name="sans-serif" fo:font-size="13pt" style:font-size-asian="13pt" style:font-size-complex="13pt"/>
    </style:style>
    <style:style style:name="T17" style:family="text">
      <style:text-properties officeooo:rsid="0019c42d"/>
    </style:style>
    <style:style style:name="T18" style:family="text">
      <style:text-properties fo:font-weight="bold" style:font-weight-asian="bold" style:font-weight-complex="bold"/>
    </style:style>
    <style:style style:name="T19" style:family="text">
      <style:text-properties fo:font-weight="bold" officeooo:rsid="001cb2ee" style:font-weight-asian="bold" style:font-weight-complex="bold"/>
    </style:style>
    <style:style style:name="T20" style:family="text">
      <style:text-properties officeooo:rsid="001cb2ee"/>
    </style:style>
    <style:style style:name="T21" style:family="text">
      <style:text-properties fo:font-size="12pt" style:font-size-asian="12pt" style:font-size-complex="12pt"/>
    </style:style>
    <style:style style:name="T22" style:family="text">
      <style:text-properties fo:font-size="12pt" officeooo:rsid="001cb2ee" style:font-size-asian="12pt"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cb2ee" style:font-size-asian="12pt" style:font-weight-asian="bold" style:font-size-complex="12pt" style:font-weight-complex="bold"/>
    </style:style>
    <style:style style:name="T25" style:family="text">
      <style:text-properties fo:font-weight="normal" style:font-weight-asian="normal" style:font-weight-complex="normal"/>
    </style:style>
    <style:style style:name="T26" style:family="text">
      <style:text-properties style:font-name="monospace"/>
    </style:style>
    <style:style style:name="T27" style:family="text">
      <style:text-properties style:font-name="monospace" fo:font-size="11.25pt"/>
    </style:style>
    <style:style style:name="T28" style:family="text">
      <style:text-properties style:font-name="monospace" fo:font-size="11.25pt" fo:font-weight="bold" style:font-weight-asian="bold" style:font-weight-complex="bold"/>
    </style:style>
    <style:style style:name="T29" style:family="text">
      <style:text-properties fo:font-size="11.25pt"/>
    </style:style>
    <style:style style:name="T30" style:family="text">
      <style:text-properties fo:font-size="11.25pt"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ipos de paradigma:</text:p>
      <text:p text:style-name="P3"/>
      <text:p text:style-name="P3">-Imperativos:Lista de sentencias C</text:p>
      <text:p text:style-name="P2"><text:span text:style-name="T3">-Orientados a objetos:M</text:span><text:span text:style-name="T1">odela la realidad en base a clases y objetos </text:span><text:span text:style-name="T3">c++ java</text:span></text:p>
      <text:p text:style-name="P3">-Funcionales:Caracterisiticas funcionales JavaScript</text:p>
      <text:p text:style-name="P3">-Lógicos. Basados en la lógica de predicados, se tiene una serie de reglas y<text:line-break/>usando la lógica a partir de una entrada (hechos) es capaz de inferir una solución </text:p>
      <text:p text:style-name="P3"/>
      <text:p text:style-name="P5">Compiladores e Interpretes</text:p>
      <text:p text:style-name="P3"/>
      <text:p text:style-name="P2"><text:span text:style-name="T3">Un compilador traduce el un programa entero de un lenguaje de programación<text:line-break/>(llamado código fuente) a otro denominado lenguaje objeto </text:span><text:span text:style-name="T1">El código generado para un sistema sólo funcionará para una arquitectura hardware y software determinadas </text:span></text:p>
      <text:p text:style-name="P3">C/C++ </text:p>
      <text:p text:style-name="P2"><text:span text:style-name="T3">La ejecución del programa objeto es mucho más rápida que sis se interpreta el<text:line-break/>programa fuente. </text:span><text:span text:style-name="T1">El compilador tiene una visión global del programa</text:span> <text:span text:style-name="T17">la informacion de errores es mas detallada</text:span></text:p>
      <text:p text:style-name="P3"/>
      <text:p text:style-name="P3">Un interprete:traduce el código fuente linea a línea como se describe a continuación: primero traduce la primera línea, detiene la traducción y, seguidamente la ejecuta; lee la siguiente linea, detiene la traducción y la ejecuta, y así sucesivamente.</text:p>
      <text:p text:style-name="P3"/>
      <text:p text:style-name="P1"><text:span text:style-name="T1">Un interprete necesita menos memoria que un compilador.</text:span> </text:p>
      <text:p text:style-name="P1"/>
      <text:p text:style-name="P1"><text:span text:style-name="T1">En caso de detectar un error durante el proceso de</text:span> <text:span text:style-name="T1">traducción</text:span> <text:span text:style-name="T1">el</text:span> <text:span text:style-name="T1">interprete</text:span> <text:span text:style-name="T1">detiene</text:span> <text:span text:style-name="T1">la</text:span> <text:span text:style-name="T1">ejecución</text:span> <text:span text:style-name="T1">del</text:span> <text:span text:style-name="T1">programa.</text:span> </text:p>
      <text:p text:style-name="P1">PHP Perl Python</text:p>
      <text:p text:style-name="P1"><text:span text:style-name="T1">Un interprete necesita menos memoria que un compilador</text:span> </text:p>
      <text:p text:style-name="P3">Permite una mayor interactividad con el código en tiempo de desarrollo </text:p>
      <text:p text:style-name="P3"/>
      <text:p text:style-name="P2"><text:span text:style-name="T3">compilador justo a tiempo”). Este tipo de compilador,</text:span><text:span text:style-name="T1">rompe con el modelo</text:span><text:line-break/><text:span text:style-name="T1">habitual de compilación y traduce el código del programa durante el tiempo de ejecución,</text:span><text:line-break/><text:span text:style-name="T1">al igual que el intérprete. De esta forma, la alta velocidad de ejecución típica de los</text:span><text:line-break/><text:span text:style-name="T1">compiladores se complementa con la simplificación del proceso de desarrollo</text:span> </text:p>
      <text:p text:style-name="P2"/>
      <text:p text:style-name="P2"><text:span text:style-name="T7">Utilización de los entornos integrados de desarrollo.</text:span> </text:p>
      <text:p text:style-name="P2"/>
      <text:p text:style-name="P2"><text:span text:style-name="T1">Al conjunto de líneas de texto escritas en un lenguaje de programación que</text:span><text:line-break/><text:span text:style-name="T1">contienen la lógica de la aplicación se le denomina código fuente</text:span> </text:p>
      <text:p text:style-name="P2"/>
      <text:p text:style-name="P2"><text:span text:style-name="T1">Al introducir el código fuente en un compilador se obtiene el código objeto concreto para una arquitectura, por último se realiza el “linkado” que une diferentes ficheros de código objeto como el generado por el código fuente y librerías externas necesarias para obtener el ejecutable.</text:span> </text:p>
      <text:p text:style-name="P2"/>
      <text:p text:style-name="P2"><text:span text:style-name="T1">El código fuente se crea utilizando </text:span><text:span text:style-name="T8">editores de texto</text:span><text:span text:style-name="T1">, que</text:span> <text:span text:style-name="T1">no se han de confundir con</text:span><text:line-break/><text:span text:style-name="T1">los procesadores de texto</text:span> </text:p>
      <text:p text:style-name="P2"/>
      <text:p text:style-name="P7">Notepad/++</text:p>
      <text:p text:style-name="P7">Nano</text:p>
      <text:p text:style-name="P11"><text:span text:style-name="T22"/></text:p>
      <text:p text:style-name="P8"><text:soft-page-break/></text:p>
      <text:p text:style-name="P8"><text:span text:style-name="T20">ID: Eclipse, Netbeans,VSCode</text:span></text:p>
      <text:p text:style-name="P8"><text:span text:style-name="T9"/></text:p>
      <text:p text:style-name="P8"><text:span text:style-name="T1">Su interfaz clara y directa que dispone de detección automática del código y ayudas en la escritura, sangrado y coloración para identificar segmentos.</text:span> </text:p>
      <text:p text:style-name="P11"/>
      <text:p text:style-name="P11"><text:span text:style-name="T4">Estructura y bloques fundamentales</text:span> </text:p>
      <text:p text:style-name="P11"/>
      <text:p text:style-name="P11"><text:span text:style-name="T2">Bloque de declaraciones.</text:span> <text:span text:style-name="T20">Donde pones los datos 1ue vas a usar como constantes y variables</text:span></text:p>
      <text:p text:style-name="P8"/>
      <text:p text:style-name="P8"><text:span text:style-name="T20">Bloque de instruccuiones:</text:span><text:span text:style-name="T1">Acciones sobre los elementos </text:span><text:span text:style-name="T9">del</text:span><text:span text:style-name="T1"> <text:s/>bloque dedeclaración que permiten lograr el objetivo del programa.</text:span> </text:p>
      <text:p text:style-name="P8"/>
      <text:p text:style-name="P8"><text:tab/><text:tab/>-<text:span text:style-name="T20">Entrada Obtener informacion</text:span></text:p>
      <text:p text:style-name="P8"><text:tab/><text:tab/>-<text:span text:style-name="T20">Proceso Su finalidad es alcanzar el objeto del programación</text:span></text:p>
      <text:p text:style-name="P8"><text:tab/><text:tab/>-<text:span text:style-name="T20">Salida Se encarga de almacenar el resultado</text:span></text:p>
      <text:p text:style-name="P8"/>
      <text:p text:style-name="P11"><text:span text:style-name="T22">Tambien hay </text:span><text:span text:style-name="T2">Bloque de uso de elementos externos</text:span> <text:s/><text:span text:style-name="T20">Indica las calses o funciones externas</text:span></text:p>
      <text:p text:style-name="P11"><text:tab/><text:tab/><text:span text:style-name="T2">Bloque de definición del fichero/clase</text:span> <text:s/><text:span text:style-name="T20">con comentarios etc.</text:span></text:p>
      <text:p text:style-name="P8"/>
      <text:p text:style-name="P8"><text:span text:style-name="T5">Java</text:span> <text:span text:style-name="T20">Orientado a objetos,tipado fuerte y multiplataforma</text:span></text:p>
      <text:p text:style-name="P8"><text:span text:style-name="T19">JVM</text:span><text:span text:style-name="T20"> <text:s/></text:span><text:span text:style-name="T1">una máquina virtual que se instala en cada uno de los dispositivos en los que se quiere ejecutar los programas, de forma que no</text:span><text:span text:style-name="T9"> </text:span><text:span text:style-name="T1">se ejecutan instrucciones binarias, sino que se ejecuta un</text:span> <text:span text:style-name="T1">lenguaje intermedio sobre la máquina virtual que</text:span> <text:span text:style-name="T1">traduce</text:span> <text:span text:style-name="T1">al lenguaje máquina del anfitrión.</text:span> </text:p>
      <text:p text:style-name="P8"/>
      <text:p text:style-name="P7">El lenguaje intermedio de Java se llama Bytecode</text:p>
      <text:p text:style-name="P7"/>
      <text:p text:style-name="P9">CompiladorJIT <text:span text:style-name="T25">mejora el rendimiento de aplicaciónes java</text:span></text:p>
      <text:p text:style-name="P9"><text:span text:style-name="T25"/></text:p>
      <text:p text:style-name="P9"><text:span text:style-name="T10">El </text:span><text:span text:style-name="T1">compilador</text:span><text:span text:style-name="T25"> </text:span><text:span text:style-name="T10">es otro de los elementos que realiza diferentes funciones para transformar</text:span><text:span text:style-name="T25"><text:line-break/></text:span><text:span text:style-name="T10">el programa escrito en Java a Bytecode, denominado Javac</text:span><text:span text:style-name="T25"> </text:span></text:p>
      <text:p text:style-name="P8"/>
      <text:p text:style-name="P8"><text:span text:style-name="T5">Java Runtime Environment (JRE</text:span><text:span text:style-name="T6">) </text:span><text:span text:style-name="T9">Conjunto de programas que permite la ejecucion de Java,principalmente la JVM y librerias</text:span></text:p>
      <text:p text:style-name="P8"><text:span text:style-name="T9"/></text:p>
      <text:p text:style-name="P8"><text:span text:style-name="T6">Java Development Kit (JDK) <text:s/></text:span><text:span text:style-name="T11">software</text:span><text:span text:style-name="T9"> necesario para en desarrollo de<text:line-break/>aplicaciones en Java(Incluye JavaC Compilador y Javadoc genera documentacion</text:span></text:p>
      <text:p text:style-name="P8"><text:span text:style-name="T9"/></text:p>
      <text:p text:style-name="P13"><text:span text:style-name="T13">Variables</text:span><text:span text:style-name="T9"> </text:span></text:p>
      <text:p text:style-name="P13"><text:span text:style-name="T9"/></text:p>
      <text:p text:style-name="P14"><text:span text:style-name="T1">Es el nombre que se le da un espacio de memoria en los lenguajes de tipado fuerte es necesario <text:s/>indicar el tipo de dato</text:span></text:p>
      <text:p text:style-name="P14"/>
      <text:p text:style-name="P14"/>
      <text:p text:style-name="P14"/>
      <text:p text:style-name="P14"/>
      <text:p text:style-name="P14"/>
      <text:p text:style-name="P14"/>
      <text:p text:style-name="P14"/>
      <text:p text:style-name="P15"><text:soft-page-break/>Tipos de datos</text:p>
      <text:p text:style-name="P8"/>
      <text:p text:style-name="P7"><text:span text:style-name="T18">Byte</text:span>: 8 bits en complemento a2</text:p>
      <text:p text:style-name="P11"><text:span text:style-name="T24">Short</text:span><text:span text:style-name="T22">:16 bits en complemento a2</text:span></text:p>
      <text:p text:style-name="P12"><text:span text:style-name="T23">Int</text:span><text:span text:style-name="T21">:Enteros en complemento a2</text:span></text:p>
      <text:p text:style-name="P12"><text:span text:style-name="T23">Long</text:span><text:span text:style-name="T21">:Enteros mas grandes mayores q 0</text:span></text:p>
      <text:p text:style-name="P12"><text:span text:style-name="T23">Float</text:span><text:span text:style-name="T21">:Decimales</text:span></text:p>
      <text:p text:style-name="P12"><text:span text:style-name="T23">Double</text:span><text:span text:style-name="T21">:Decimales mas grandes</text:span></text:p>
      <text:p text:style-name="P12"><text:span text:style-name="T23">Boolean</text:span><text:span text:style-name="T21">:Verdadero/Falso</text:span></text:p>
      <text:p text:style-name="P12"><text:span text:style-name="T23">Char</text:span><text:span text:style-name="T21">: Unicode</text:span></text:p>
      <text:p text:style-name="P11"/>
      <text:p text:style-name="P11"/>
      <text:p text:style-name="P11"><text:span text:style-name="T14">Operadores de asignación, aritméticos y unarios.</text:span> </text:p>
      <text:p text:style-name="P11"/>
      <text:p text:style-name="P16">=<text:tab/>+<text:tab/>-<text:tab/>*<text:tab/>/<text:tab/></text:p>
      <text:p text:style-name="P16"/>
      <text:p text:style-name="P16"><text:span text:style-name="T2">Operadores unarios.</text:span> <text:tab/><text:tab/><text:tab/><text:tab/><text:tab/><text:tab/>igualdad</text:p>
      <text:p text:style-name="P16"/>
      <text:p text:style-name="P16">+ positivo<text:tab/><text:tab/><text:tab/><text:tab/><text:tab/><text:tab/><text:tab/><text:tab/>==</text:p>
      <text:p text:style-name="P16">-negativo<text:tab/><text:tab/><text:tab/><text:tab/><text:tab/><text:tab/><text:tab/><text:tab/>!=</text:p>
      <text:p text:style-name="P16">++ incrementa 1<text:tab/><text:tab/><text:tab/><text:tab/><text:tab/><text:tab/><text:tab/>&gt;</text:p>
      <text:p text:style-name="P16">-- decrementa 1<text:tab/><text:tab/><text:tab/><text:tab/><text:tab/><text:tab/><text:tab/>&gt;=</text:p>
      <text:p text:style-name="P16">! negacion<text:tab/><text:tab/><text:tab/><text:tab/><text:tab/><text:tab/><text:tab/><text:tab/>&lt;<text:tab/></text:p>
      <text:p text:style-name="P16"><text:tab/><text:tab/><text:tab/><text:tab/><text:tab/><text:tab/><text:tab/><text:tab/><text:tab/><text:tab/>&lt;=</text:p>
      <text:p text:style-name="P16"/>
      <text:p text:style-name="P16"><text:span text:style-name="T2">Destacar que el operador = indica asignación y el operador == comparación</text:span> </text:p>
      <text:p text:style-name="P9"/>
      <text:p text:style-name="P9"><text:span text:style-name="T15">lógicos</text:span> </text:p>
      <text:p text:style-name="P9"/>
      <text:p text:style-name="P9">&amp;&amp; <text:tab/><text:tab/>and </text:p>
      <text:p text:style-name="P9">|| <text:tab/><text:tab/>or </text:p>
      <text:p text:style-name="P9"/>
      <text:p text:style-name="P15">a nivel de bits</text:p>
      <text:p text:style-name="P9"/>
      <text:p text:style-name="P10"><text:span text:style-name="T1">~. Operador NOT a nivel de bit, cambia los 0 por los 1 y viceversa.</text:span> </text:p>
      <text:p text:style-name="P10"/>
      <text:p text:style-name="P10"><text:span text:style-name="T12">Constantes</text:span> </text:p>
      <text:p text:style-name="P17"><text:span text:style-name="T27">static final double PI = 3.141592653589793;</text:span> </text:p>
      <text:p text:style-name="P17"/>
      <text:p text:style-name="P17"><text:span text:style-name="T1">Comentarios</text:span> </text:p>
      <text:p text:style-name="P17">// una linea<text:tab/><text:tab/><text:tab/><text:tab/>/* <text:s text:c="2"/>Varias lineas*/</text:p>
      <text:p text:style-name="P18"><text:span text:style-name="T18">import java.util.*;<text:line-break/>import java.lang.Math;<text:line-break/>class Ejercicio1 {</text:span></text:p>
      <text:p text:style-name="P19"><text:line-break/><text:tab/><text:span text:style-name="T18">public static void main (String args []){</text:span></text:p>
      <text:p text:style-name="P19"><text:line-break/><text:tab/><text:tab/>int peso=0,altura=0;<text:line-break/><text:tab/><text:tab/>double resultado;<text:line-break/><text:tab/><text:tab/>Scanner input= new Scanner (System.in);<text:line-break/><text:tab/><text:tab/>System.out.println("Introduccir la altura en cm:");<text:line-break/><text:tab/><text:tab/>altura=input.nextInt();</text:p>
      <text:p text:style-name="P20"><text:tab/><text:tab/>System.out.println("Introduccir el peso en Kg:");<text:line-break/><text:tab/><text:tab/>peso=input.nextInt();<text:line-break/><text:tab/><text:tab/>resultado= (double)peso/Math.pow( (float)altura/100,2);<text:line-break/><text:tab/><text:tab/>System.out.println("El resultado es "+resultado+" ");<text:line-break/><text:tab/>}<text:line-break/>} </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7T12:32:25.103000000</meta:creation-date>
    <dc:date>2022-10-18T20:49:53.448000000</dc:date>
    <meta:editing-duration>PT2H46M34S</meta:editing-duration>
    <meta:editing-cycles>4</meta:editing-cycles>
    <meta:generator>LibreOffice/7.4.0.3$Windows_X86_64 LibreOffice_project/f85e47c08ddd19c015c0114a68350214f7066f5a</meta:generator>
    <meta:document-statistic meta:table-count="0" meta:image-count="0" meta:object-count="0" meta:page-count="4" meta:paragraph-count="73" meta:word-count="768" meta:character-count="5169" meta:non-whitespace-character-count="4350"/>
  </office:meta>
</office:document-meta>
</file>